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fa5d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fa5d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fa5d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fa5d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fa5d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fa5d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a5d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fa5d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fa5d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fa5d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fa5d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fa5d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fa5d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fa5d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fa5d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fa5d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fa5d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pvril Nazareth Pérez Gómez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/4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41538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é Mercedes  Pérez Durant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81382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28.54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64" meta:non-whitespace-character-count="994"/>
    <meta:template xlink:type="simple" xlink:actuate="onRequest" xlink:title="Normal" xlink:href=""/>
  </office:meta>
</office:document-meta>
</file>